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x-4597">
            <text:p>Gx-4597</text:p>
          </table:table-cell>
          <table:table-cell office:value-type="float" office:value="43.84">
            <text:p>43.84</text:p>
          </table:table-cell>
          <table:table-cell office:value-type="float" office:value="-66.12">
            <text:p>-66.12</text:p>
          </table:table-cell>
          <table:table-cell office:value-type="float" office:value="2645.0">
            <text:p>264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SC-1686">
            <text:p>GSC-1686</text:p>
          </table:table-cell>
          <table:table-cell office:value-type="float" office:value="43.84">
            <text:p>43.84</text:p>
          </table:table-cell>
          <table:table-cell office:value-type="float" office:value="-66.13">
            <text:p>-66.13</text:p>
          </table:table-cell>
          <table:table-cell office:value-type="float" office:value="5040.0">
            <text:p>5040.0</text:p>
          </table:table-cell>
          <table:table-cell office:value-type="float" office:value="70.0">
            <text:p>70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2.0">
            <text:p>-22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lake1983,VacchiEtal2018">
            <text:p>Blake1983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x-5718">
            <text:p>Gx-5718</text:p>
          </table:table-cell>
          <table:table-cell office:value-type="float" office:value="43.84">
            <text:p>43.84</text:p>
          </table:table-cell>
          <table:table-cell office:value-type="float" office:value="-66.12">
            <text:p>-66.12</text:p>
          </table:table-cell>
          <table:table-cell office:value-type="float" office:value="2455.0">
            <text:p>2455.0</text:p>
          </table:table-cell>
          <table:table-cell office:value-type="float" office:value="170.0">
            <text:p>1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x-5719">
            <text:p>Gx-5719</text:p>
          </table:table-cell>
          <table:table-cell office:value-type="float" office:value="43.84">
            <text:p>43.84</text:p>
          </table:table-cell>
          <table:table-cell office:value-type="float" office:value="-66.12">
            <text:p>-66.12</text:p>
          </table:table-cell>
          <table:table-cell office:value-type="float" office:value="2740.0">
            <text:p>274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">
            <text:p>-5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SC-731">
            <text:p>GSC-731</text:p>
          </table:table-cell>
          <table:table-cell office:value-type="float" office:value="43.42">
            <text:p>43.42</text:p>
          </table:table-cell>
          <table:table-cell office:value-type="float" office:value="-65.61">
            <text:p>-65.61</text:p>
          </table:table-cell>
          <table:table-cell office:value-type="float" office:value="1470.0">
            <text:p>147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wdonBlake1970,VacchiEtal2018">
            <text:p>LowdonBlake1970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SC-899">
            <text:p>GSC-899</text:p>
          </table:table-cell>
          <table:table-cell office:value-type="float" office:value="43.41">
            <text:p>43.41</text:p>
          </table:table-cell>
          <table:table-cell office:value-type="float" office:value="-65.62">
            <text:p>-65.62</text:p>
          </table:table-cell>
          <table:table-cell office:value-type="float" office:value="1230.0">
            <text:p>1230.0</text:p>
          </table:table-cell>
          <table:table-cell office:value-type="float" office:value="65.0">
            <text:p>6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wdonBlake1970,VacchiEtal2018">
            <text:p>LowdonBlake1970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SC-1046">
            <text:p>GSC-1046</text:p>
          </table:table-cell>
          <table:table-cell office:value-type="float" office:value="43.84">
            <text:p>43.84</text:p>
          </table:table-cell>
          <table:table-cell office:value-type="float" office:value="-66.12">
            <text:p>-66.12</text:p>
          </table:table-cell>
          <table:table-cell office:value-type="float" office:value="3387.0">
            <text:p>3387.0</text:p>
          </table:table-cell>
          <table:table-cell office:value-type="float" office:value="71.0">
            <text:p>71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8">
            <text:p>-5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wdonBlake1970,VacchiEtal2018">
            <text:p>LowdonBlake1970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SC-918">
            <text:p>GSC-918</text:p>
          </table:table-cell>
          <table:table-cell office:value-type="float" office:value="43.67">
            <text:p>43.67</text:p>
          </table:table-cell>
          <table:table-cell office:value-type="float" office:value="-65.79">
            <text:p>-65.79</text:p>
          </table:table-cell>
          <table:table-cell office:value-type="float" office:value="1023.0">
            <text:p>1023.0</text:p>
          </table:table-cell>
          <table:table-cell office:value-type="float" office:value="66.0">
            <text:p>66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LowdonBlake1970,VacchiEtal2018">
            <text:p>LowdonBlake1970,VacchiEtal2018</text:p>
          </table:table-cell>
        </table:table-row>
        <table:table-row>
          <table:table-cell office:value-type="string" office:value="Shelburne">
            <text:p>Shelburne</text:p>
          </table:table-cell>
          <table:table-cell office:value-type="string" office:value="radiocarbon">
            <text:p>radiocarbon</text:p>
          </table:table-cell>
          <table:table-cell office:value-type="string" office:value="Gx-4596">
            <text:p>Gx-4596</text:p>
          </table:table-cell>
          <table:table-cell office:value-type="float" office:value="43.84">
            <text:p>43.84</text:p>
          </table:table-cell>
          <table:table-cell office:value-type="float" office:value="-66.12">
            <text:p>-66.12</text:p>
          </table:table-cell>
          <table:table-cell office:value-type="float" office:value="1390.0">
            <text:p>139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cottGreenberg1983,VacchiEtal2018">
            <text:p>ScottGreenberg198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